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Отчет по тренировке от 09.12.2012</text:p>
      <text:p text:style-name="Standard"/>
      <text:p text:style-name="Standard">Пройденные техники:</text:p>
      <text:p text:style-name="Standard">Тачи ваза ката дори менучи: икке, никке, санке, кате гоеши, шихонаге, ирими наге </text:p>
      <text:p text:style-name="Standard">Тачи ваза уширо рио ката дори: икке, никке, санке, сокумен ириминаге</text:p>
      <text:p text:style-name="Standard"/>
      <text:p text:style-name="Standard">Замечание для всех тачи ваза ката дори мен учи: при выполнеии входа нужно загружать уке, т. е. вход должен быть достаточно глубоким. </text:p>
      <text:p text:style-name="Standard"/>
      <text:p text:style-name="Standard">Тачи ваза ката дори менучи икке омоте: не выполнять останавливание уке с помощью атеми! Позволить уке двигаться. Движения должны быть амплитудными, расшативающими уке. Порядок выполнения техники: ирими тенкан, амплитудное движение захваченной рукой(и всем корпусом!) вперед — уке должен также последовать вперед для сохранения контакта, пока уке двигается вперед начать движение назад к месту захвата, освобождение от захвата, далее все как в обычной технике икке омоте. Внимание: захват руки уке при выполнении финальной части техники(непосредственно перед удержанием) должен быть кисть, как на никке(с внешеней стороны кисти, с изгибом кисти уке).</text:p>
      <text:p text:style-name="Standard"/>
      <text:p text:style-name="Standard">Тачи ваза ката дори мен учи икке ура: порядок выполнения техники: ирими тенкан, уход за спину уке с выполнением атеми в голову, захват кисти уке и срыв его захвата, далее все как в обычном икке ура.</text:p>
      <text:p text:style-name="Standard"/>
      <text:p text:style-name="Standard">Тачи ваза ката дори мен учи никке омоте: выполняется аналогично тачи ваза ката дори мен учи икке омоте, за исключением удержания.</text:p>
      <text:p text:style-name="Standard"/>
      <text:p text:style-name="Standard">Тачи ваза ката дори мен учи никке ура: ВАЖНО! техника выполняется через хиджи кеми асаи! <text:s/>Но хиджи выполняется не до конца, а лишь до того момента, когда можно будет перехватить руку на болевой никке. При выполнении хиджи важно, чтобы кисть уке была выше его локтя. Также всегда следуюет сохранять зрительный контакт с уке. </text:p>
      <text:p text:style-name="Standard"/>
      <text:p text:style-name="Standard">Тачи ваза ката дори мен учи санке омоте: Важно уход на удержание должен быть за голову уке! Порядок выполнения: ирими тенкан, амплитудное движение вперед(корпусом!), назад, срыв захвата, фиксация руки уке плечом, захват ладони уке с «проглаживанием», занятие стойки, шаг назад, разворот на месте, разрез, перехват руки, УХОД ЗА ГОЛОВУ УКЕ с опусканием его на татами, установка колена около шеи уке, установка второго колена и захват плеча, удержание.</text:p>
      <text:p text:style-name="Standard"/>
      <text:p text:style-name="Standard">Тачи ваза ката дори менучи санке ура: после срыва захвата(до этого делать все как на икке), разрез вниз при этом рука скользит по руке уке и захватывает его пальцы, далее все как на обычном санке ура.</text:p>
      <text:p text:style-name="Standard"/>
      <text:p text:style-name="Standard">Тачи ваза ката дори мен учи коте гаеши: НАЧАЛО КАК НА ИККЕ УРА(т.е. с заходом за спину уке) <text:s/>вместо атеми выполняется захват кисти атакующей руки уке двумя руками, далее обычное коте гаеши. </text:p>
      <text:p text:style-name="Standard"/>
      <text:p text:style-name="Standard">Тачи ваза катате дори мен учи шихо наге: ВЫПОЛНЯЕТСЯ С ПРИКЛАДЫВАНИЕМ РУКИ УКЕ К ШЕЕ!!! Начинается с постановки в паралелль уке(как в икке ура). Затем следует отвернуться от уке и привести его и свои руки к своей шее(горизонтально). После этого провернуться в направлении, противоположном направлению головы. ПРИ ВЫПОЛНЕНИИ ТЕХНИКИ СЛЕДУЕТ СОХРАНЯТЬ НИЗКУЮ СТОЙКУ. <text:s/></text:p>
      <text:p text:style-name="Standard"/>
      <text:p text:style-name="Standard">Тачи ваза ката дори мен учи ирими наге: НАЧАЛО КАК НА ИККЕ УРА! После выхода в <text:soft-page-break/>параллель следует опустить руку вниз <text:s/>и отвести ее в сторону. <text:s/>Далее как прием выполняется как обычно. </text:p>
      <text:p text:style-name="Standard"/>
      <text:p text:style-name="Standard">Тачи ваза уширо риоте ката дори икке омоте – захват сзади двумя руками за плечи. Начало техники как на уширо риоте катате дори. При выполнении техники не делать остановки после захода уке за спину и захвата плечей. После выполнения захвата сразу сделать движение вперед « передней» рукой. Движение похожее на движение, когда плывешь кролем. Затем аналогичное движение другой рукой. При этом локти должны быть выше кистей. Метафора: представить, что на плече часы и нужно посмотреть на них. Затем выполняется движение назад с проходом под локтем уке и захват локтя уке. При проходе и выполнении захвата следует упираться в руку уке головой, чтобы не позволить ему закрыть проход назад. После захвата локтя уке техника выполняется как обычно.</text:p>
      <text:p text:style-name="Standard"/>
      <text:p text:style-name="Standard">Тачи ваза уширо риоте ката дори икке ура – ВНИМАНИЕ: все техники ура от захвата уширо риоте ката дори следует выполнять только если их спрашивает экзаменатор! Если не спрашивают, то по собственной инициативе не показывать! После выполнения захвата плечей выполнить выход под 90 градусов к уке и захватить его локоть, как в уширо риоте катате дори ике ура. </text:p>
      <text:p text:style-name="Standard"/>
      <text:p text:style-name="Standard">Тачи ваза уширо риоте ката дори никке омоте – аналогично уширо риоте ката дори икке за исключением удержания. Обратить внимание на захват кисти уке. Захват должен быть произведен с внешней сторны. После захвата кисть уке должна быть загнута.</text:p>
      <text:p text:style-name="Standard"/>
      <text:p text:style-name="Standard">Тачи ваза уширо риоте ката дори никке ура – ВНИМАНИЕ: стойка при выполнении болевого должна быть широкой. Выполняется через ХИДЖИ. Выход под 90 градусов захват той руки уке, которая находится сверху, приведение ее в позицию для хиджи, после этого приведение кисти уке к своиему разноименному плечу, далее как обычно.</text:p>
      <text:p text:style-name="Standard"/>
      <text:p text:style-name="Standard">Тачи ваза уширо риоте када дори санке омоте – ВНИМАНИЕ техника выполняется без фиксации уке плечем и захвата его кисти внизу. Это верно и для формы омоте и для формы ура! Формы омоте и ура различаются направлением движения после захвата кисти. Внимание: захват кисти уке, ее удержание и разрез выполняется ОДНОЙ РУКОЙ! <text:s/>При выполнении разворота уке возможно следует выполнить атеми.</text:p>
      <text:p text:style-name="Standard"/>
      <text:p text:style-name="Standard">Тачи ваза уширо риоте ката дори санке ура – при выполнении техники ура не выполняется перехват руки уке.</text:p>
      <text:p text:style-name="Standard"/>
      <text:p text:style-name="Standard">Тачи ваза уширо риоте ката дори скумен ирими наге – тенкан вперед, с проходом между руками уке(руки должны быть опущены), начинаем поворот вокруг своей оси, ловим уке на противоходе. Незыбываем про использвование локтя для слома линии уке. </text:p>
      <text:p text:style-name="Standard"/>
      <text:p text:style-name="Standard">Общие замечания: во всех техниках использовать широкие стойки(особенно никке ура), во всех техниках где это возможно следует сохранять зрительный контакт с ук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00:30:45</meta:creation-date>
    <dc:date>2012-12-10T20:29:06</dc:date>
    <meta:editing-duration>PT1H2M13S</meta:editing-duration>
    <meta:editing-cycles>17</meta:editing-cycles>
    <meta:generator>LibreOffice/3.5$Linux_x86 LibreOffice_project/350m1$Build-2</meta:generator>
    <meta:document-statistic meta:table-count="0" meta:image-count="0" meta:object-count="0" meta:page-count="2" meta:paragraph-count="22" meta:word-count="870" meta:character-count="5562" meta:non-whitespace-character-count="4699"/>
  </office:meta>
</office:document-meta>
</file>